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erif" svg:font-family="FreeSerif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Fine_20_Dotted" draw:fill="solid" draw:fill-color="#cccccc" draw:textarea-horizontal-align="justify" draw:textarea-vertical-align="middle" draw:auto-grow-height="false" fo:min-height="2.75cm" fo:min-width="5.5cm" style:protect="position size"/>
    </style:style>
    <style:style style:name="gr2" style:family="graphic" style:parent-style-name="standard">
      <style:graphic-properties draw:stroke="none" draw:stroke-dash="Fine_20_Dotted" draw:fill="solid" draw:fill-color="#eeeeee" draw:textarea-horizontal-align="justify" draw:textarea-vertical-align="middle" draw:auto-grow-height="false" fo:min-height="2.75cm" fo:min-width="5.5cm" style:protect="position size"/>
    </style:style>
    <style:style style:name="gr3" style:family="graphic" style:parent-style-name="objectwithoutfill">
      <style:graphic-properties svg:stroke-width="0.07cm" svg:stroke-color="#00ff00" draw:marker-start-width="0.415cm" draw:marker-end-width="0.415cm" draw:fill="none" draw:textarea-vertical-align="middle" fo:padding-top="0.16cm" fo:padding-bottom="0.16cm" fo:padding-left="0.285cm" fo:padding-right="0.285cm"/>
    </style:style>
    <style:style style:name="gr4" style:family="graphic" style:parent-style-name="objectwithoutfill">
      <style:graphic-properties draw:stroke="dash" draw:stroke-dash="Fine_20_Dashed_20_2" svg:stroke-width="0cm" svg:stroke-color="#000000" draw:marker-start-width="0.2cm" draw:marker-end-width="0.2cm" draw:fill="none" draw:textarea-vertical-align="middle" fo:padding-top="0.125cm" fo:padding-bottom="0.125cm" fo:padding-left="0.25cm" fo:padding-right="0.25cm"/>
    </style:style>
    <style:style style:name="gr5" style:family="graphic" style:parent-style-name="objectwithoutfill">
      <style:graphic-properties svg:stroke-width="0.02cm" svg:stroke-color="#000000" draw:marker-start="Arrow" draw:marker-start-width="0.16cm" draw:marker-end="" draw:marker-end-width="0.36cm" draw:fill="none" draw:textarea-vertical-align="middle" fo:padding-top="0.135cm" fo:padding-bottom="0.135cm" fo:padding-left="0.26cm" fo:padding-right="0.26cm"/>
    </style:style>
    <style:style style:name="gr6" style:family="graphic" style:parent-style-name="standard">
      <style:graphic-properties draw:stroke="none" svg:stroke-width="0.044cm" draw:stroke-linejoin="miter" draw:fill="solid" draw:fill-color="#ffffff" draw:opacity="0%"/>
    </style:style>
    <style:style style:name="gr7" style:family="graphic" style:parent-style-name="standard">
      <style:graphic-properties draw:stroke="none" svg:stroke-width="0.044cm" draw:stroke-linejoin="miter" draw:fill="solid" draw:fill-color="#000000"/>
    </style:style>
    <style:style style:name="gr8" style:family="graphic" style:parent-style-name="objectwithoutfill">
      <style:graphic-properties svg:stroke-width="0.02cm" svg:stroke-color="#000000" draw:marker-start="Arrow" draw:marker-start-width="0.18cm" draw:marker-end="" draw:marker-end-width="0.38cm" draw:fill="none" draw:textarea-vertical-align="middle" fo:padding-top="0.135cm" fo:padding-bottom="0.135cm" fo:padding-left="0.26cm" fo:padding-right="0.26cm"/>
    </style:style>
    <style:style style:name="gr9" style:family="graphic" style:parent-style-name="objectwithoutfill">
      <style:graphic-properties svg:stroke-width="0.02cm" svg:stroke-color="#000000" draw:marker-start="Arrow" draw:marker-start-width="0.16cm" draw:marker-end="Arrow" draw:marker-end-width="0.16cm" draw:fill="none" draw:textarea-vertical-align="middle" fo:padding-top="0.135cm" fo:padding-bottom="0.135cm" fo:padding-left="0.26cm" fo:padding-right="0.26cm"/>
    </style:style>
    <style:style style:name="gr10" style:family="graphic" style:parent-style-name="objectwithoutfill">
      <style:graphic-properties svg:stroke-color="#000000" draw:marker-start="Arrow" draw:marker-end="Arrow" draw:marker-end-width="0.2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467cm"/>
    </style:style>
    <style:style style:name="P1" style:family="paragraph">
      <loext:graphic-properties draw:fill="solid" draw:fill-color="#cccccc"/>
      <style:paragraph-properties fo:text-align="center"/>
    </style:style>
    <style:style style:name="P2" style:family="paragraph">
      <loext:graphic-properties draw:fill="solid" draw:fill-color="#eeeeee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 draw:opacity="0%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 draw:fill-color="#ffffff"/>
      <style:text-properties style:font-name="Liberation Serif" fo:font-size="12pt" fo:font-weight="normal" style:font-size-asian="14pt" style:font-weight-asian="normal" style:font-size-complex="14pt" style:font-weight-complex="normal"/>
    </style:style>
    <style:style style:name="T1" style:family="text">
      <style:text-properties style:font-name="Liberation Serif" fo:font-size="12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6cm" svg:height="3cm" svg:x="0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cm" svg:height="3cm" svg:x="0cm" svg:y="0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0cm" svg:y1="3cm" svg:x2="6cm" svg:y2="3cm">
          <text:p/>
        </draw:line>
        <draw:line draw:style-name="gr4" draw:text-style-name="P3" draw:layer="layout" svg:x1="0cm" svg:y1="3cm" svg:x2="6cm" svg:y2="3cm">
          <text:p/>
        </draw:line>
        <draw:line draw:style-name="gr3" draw:text-style-name="P3" draw:layer="layout" svg:x1="0cm" svg:y1="5cm" svg:x2="6cm" svg:y2="5cm">
          <text:p/>
        </draw:line>
        <draw:line draw:style-name="gr3" draw:text-style-name="P3" draw:layer="layout" svg:x1="0cm" svg:y1="4cm" svg:x2="6cm" svg:y2="4cm">
          <text:p/>
        </draw:line>
        <draw:line draw:style-name="gr3" draw:text-style-name="P3" draw:layer="layout" svg:x1="0cm" svg:y1="2.25cm" svg:x2="6cm" svg:y2="2.25cm">
          <text:p/>
        </draw:line>
        <draw:line draw:style-name="gr3" draw:text-style-name="P3" draw:layer="layout" svg:x1="0cm" svg:y1="1.5cm" svg:x2="6cm" svg:y2="1.5cm">
          <text:p/>
        </draw:line>
        <draw:line draw:style-name="gr3" draw:text-style-name="P3" draw:layer="layout" svg:x1="0cm" svg:y1="0.75cm" svg:x2="6cm" svg:y2="0.75cm">
          <text:p/>
        </draw:line>
        <draw:g>
          <draw:line draw:style-name="gr5" draw:text-style-name="P3" draw:layer="layout" svg:x1="2.1cm" svg:y1="3.3cm" svg:x2="2.1cm" svg:y2="5.6cm">
            <text:p/>
          </draw:line>
          <draw:g>
            <svg:title>TexMaths</svg:title>
            <svg:desc>14§display§\vec{k}_1§svg§600§TRUE§</svg:desc>
            <draw:polygon draw:style-name="gr6" draw:text-style-name="P4" draw:layer="layout" svg:width="0.476cm" svg:height="0.555cm" svg:x="2.123cm" svg:y="4.14cm" svg:viewBox="0 0 477 556" draw:points="239,556 0,556 0,0 477,0 477,556">
              <text:p/>
            </draw:polygon>
            <draw:path draw:style-name="gr7" draw:text-style-name="P5" draw:layer="layout" svg:width="0.218cm" svg:height="0.098cm" svg:x="2.213cm" svg:y="4.139cm" svg:viewBox="0 0 219 99" svg:d="M176 59c-7 7-24 21-24 30 0 5 5 10 10 10s7-4 9-7c7-7 18-21 40-33 3-1 8-4 8-10 0-4-3-8-7-10-10-8-16-17-21-28-1-4-2-11-10-11-6 0-9 7-9 10s4 19 12 29h-167c-8 0-17 0-17 10s9 10 17 10z">
              <text:p/>
            </draw:path>
            <draw:path draw:style-name="gr7" draw:text-style-name="P5" draw:layer="layout" svg:width="0.223cm" svg:height="0.348cm" svg:x="2.176cm" svg:y="4.279cm" svg:viewBox="0 0 224 349" svg:d="M114 6c0-2 0-6-5-6-12 0-49 4-61 4-4 2-10 2-10 11 0 6 5 6 12 6 24 0 25 4 25 8l-1 10-72 285c-2 7-2 8-2 10 0 12 10 15 15 15 6 0 13-5 16-12 3-4 25-95 28-107 17 1 57 9 57 41 0 4 0 6-2 11 0 6-1 12-1 17 0 29 19 50 45 50 16 0 28-8 39-27 12-22 18-49 18-50 0-5-4-5-6-5-5 0-5 2-6 9-10 37-22 61-44 61-9 0-16-5-16-23 0-8 3-19 5-27 1-9 1-11 1-16 0-32-30-46-73-51 16-9 31-25 43-37 23-26 46-47 70-47 4 0 4 0 5 0 5 1 6 1 10 4 1 0 1 1 2 1-23 2-28 22-28 27 0 8 6 18 19 18 12 0 27-11 27-30 0-15-11-32-34-32-13 0-37 5-71 44-17 19-37 38-55 46z">
              <text:p/>
            </draw:path>
            <draw:path draw:style-name="gr7" draw:text-style-name="P5" draw:layer="layout" svg:width="0.126cm" svg:height="0.229cm" svg:x="2.441cm" svg:y="4.465cm" svg:viewBox="0 0 127 230" svg:d="M78 10c0-10-1-10-10-10-22 21-53 22-68 22v13c8 0 31 0 50-10v177c0 11 0 15-34 15h-14v13c7 0 50-1 62-1 11 0 55 1 63 1v-13h-14c-35 0-35-4-35-15z">
              <text:p/>
            </draw:path>
          </draw:g>
        </draw:g>
        <draw:g>
          <draw:line draw:style-name="gr8" draw:text-style-name="P3" draw:layer="layout" svg:x1="2.1cm" svg:y1="0.301cm" svg:x2="2.1cm" svg:y2="2.601cm">
            <text:p/>
          </draw:line>
          <draw:g>
            <svg:title>TexMaths</svg:title>
            <svg:desc>14§display§\vec{k}_2§svg§600§TRUE§</svg:desc>
            <draw:polygon draw:style-name="gr6" draw:text-style-name="P4" draw:layer="layout" svg:width="0.476cm" svg:height="0.555cm" svg:x="2.123cm" svg:y="1.601cm" svg:viewBox="0 0 477 556" draw:points="239,556 0,556 0,0 477,0 477,556">
              <text:p/>
            </draw:polygon>
            <draw:path draw:style-name="gr7" draw:text-style-name="P5" draw:layer="layout" svg:width="0.218cm" svg:height="0.098cm" svg:x="2.213cm" svg:y="1.6cm" svg:viewBox="0 0 219 99" svg:d="M176 59c-7 7-24 21-24 30 0 5 5 10 10 10s7-4 9-7c7-7 18-21 40-33 3-1 8-4 8-10 0-4-3-8-7-10-10-8-16-17-21-28-1-4-2-11-10-11-6 0-9 7-9 10s4 19 12 29h-167c-8 0-17 0-17 10s9 10 17 10z">
              <text:p/>
            </draw:path>
            <draw:path draw:style-name="gr7" draw:text-style-name="P5" draw:layer="layout" svg:width="0.223cm" svg:height="0.348cm" svg:x="2.176cm" svg:y="1.74cm" svg:viewBox="0 0 224 349" svg:d="M114 6c0-2 0-6-5-6-12 0-49 4-61 4-4 2-10 2-10 11 0 6 5 6 12 6 24 0 25 4 25 8l-1 10-72 285c-2 7-2 8-2 10 0 12 10 15 15 15 6 0 13-5 16-12 3-4 25-95 28-107 17 1 57 9 57 41 0 4 0 6-2 11 0 6-1 12-1 17 0 29 19 50 45 50 16 0 28-8 39-27 12-22 18-49 18-50 0-5-4-5-6-5-5 0-5 2-6 9-10 37-22 61-44 61-9 0-16-5-16-23 0-8 3-19 5-27 1-9 1-11 1-16 0-32-30-46-73-51 16-9 31-25 43-37 23-26 46-47 70-47 4 0 4 0 5 0 5 1 6 1 10 4 1 0 1 1 2 1-23 2-28 22-28 27 0 8 6 18 19 18 12 0 27-11 27-30 0-15-11-32-34-32-13 0-37 5-71 44-17 19-37 38-55 46z">
              <text:p/>
            </draw:path>
            <draw:path draw:style-name="gr7" draw:text-style-name="P5" draw:layer="layout" svg:width="0.152cm" svg:height="0.229cm" svg:x="2.425cm" svg:y="1.926cm" svg:viewBox="0 0 153 230" svg:d="M153 167h-12c-1 8-4 28-9 31-2 3-29 3-33 3h-64c36-33 48-42 69-59 26-20 49-41 49-75 0-41-37-67-81-67-43 0-72 30-72 62 0 18 15 20 18 20 9 0 19-7 19-19 0-6-2-18-20-18 10-25 33-33 50-33 35 0 53 27 53 55 0 31-21 54-33 67l-84 82c-3 4-3 5-3 14h143z">
              <text:p/>
            </draw:path>
          </draw:g>
        </draw:g>
        <draw:g>
          <svg:title>TexMaths</svg:title>
          <svg:desc>14§display§\lambda_1§svg§600§TRUE§</svg:desc>
          <draw:polygon draw:style-name="gr6" draw:text-style-name="P4" draw:layer="layout" svg:width="0.482cm" svg:height="0.415cm" svg:x="4.232cm" svg:y="4.263cm" svg:viewBox="0 0 483 416" draw:points="241,416 0,416 0,0 483,0 483,416">
            <text:p/>
          </draw:polygon>
          <draw:path draw:style-name="gr7" draw:text-style-name="P5" draw:layer="layout" svg:width="0.243cm" svg:height="0.349cm" svg:x="4.258cm" svg:y="4.262cm" svg:viewBox="0 0 244 350" svg:d="M150 198c20 52 44 128 53 139 8 12 12 12 26 12h11c4-1 4-4 4-6 0-1 0-2-2-4-4-6-8-13-11-23l-101-281c-10-28-37-35-61-35-2 0-8 0-8 6 0 3 4 4 4 4 17 3 20 7 32 40l49 134-137 135c-6 6-9 9-9 16 0 8 7 15 15 15 7 0 12-6 16-11z">
            <text:p/>
          </draw:path>
          <draw:path draw:style-name="gr7" draw:text-style-name="P5" draw:layer="layout" svg:width="0.126cm" svg:height="0.229cm" svg:x="4.556cm" svg:y="4.449cm" svg:viewBox="0 0 127 230" svg:d="M78 10c0-10 0-10-10-10-22 21-53 22-68 22v13c8 0 31 0 50-10v177c0 11 0 15-34 15h-14v13c7 0 50-1 62-1 11 0 55 1 63 1v-13h-14c-35 0-35-4-35-15z">
            <text:p/>
          </draw:path>
        </draw:g>
        <draw:line draw:style-name="gr9" draw:text-style-name="P3" draw:layer="layout" svg:x1="4.1cm" svg:y1="4cm" svg:x2="4.1cm" svg:y2="5cm">
          <text:p/>
        </draw:line>
        <draw:g>
          <svg:title>TexMaths</svg:title>
          <svg:desc>14§display§\lambda_1§svg§600§TRUE§</svg:desc>
          <draw:polygon draw:style-name="gr6" draw:text-style-name="P4" draw:layer="layout" svg:width="0.478cm" svg:height="0cm" svg:x="4.182cm" svg:y="1.5cm" svg:viewBox="0 0 479 0" draw:points="239,0 0,0 0,0 479,0 479,0">
            <text:p/>
          </draw:polygon>
          <draw:path draw:style-name="gr7" draw:text-style-name="P5" draw:layer="layout" svg:width="0.241cm" svg:height="0cm" svg:x="4.207cm" svg:y="1.5cm" svg:viewBox="0 0 242 0" svg:d="M149 0c20 0 43 0 52 0 8 0 12 0 26 0h11c4 0 4 0 4 0h-2c-4 0-8 0-11 0h-100c-10 0-37 0-60 0-2 0-9 0-9 0h4c17 0 20 0 33 0h48-136c-6 0-9 0-9 0 0 0 7 0 14 0 8 0 13 0 17 0z">
            <text:p/>
          </draw:path>
          <draw:path draw:style-name="gr7" draw:text-style-name="P5" draw:layer="layout" svg:width="0.125cm" svg:height="0cm" svg:x="4.503cm" svg:y="1.5cm" svg:viewBox="0 0 126 0" svg:d="M78 0h-10c-22 0-54 0-68 0 8 0 31 0 50 0h-34-14c7 0 49 0 61 0 11 0 55 0 63 0h-14c-34 0-34 0-34 0z">
            <text:p/>
          </draw:path>
        </draw:g>
        <draw:line draw:style-name="gr10" draw:text-style-name="P3" draw:layer="layout" svg:x1="4.051cm" svg:y1="1.5cm" svg:x2="4.051cm" svg:y2="1.5cm">
          <text:p/>
        </draw:line>
        <draw:line draw:style-name="gr10" draw:text-style-name="P3" draw:layer="layout" svg:x1="4.1cm" svg:y1="1.5cm" svg:x2="4.1cm" svg:y2="1.5cm">
          <text:p/>
        </draw:line>
        <draw:line draw:style-name="gr10" draw:text-style-name="P3" draw:layer="layout" svg:x1="4.1cm" svg:y1="1cm" svg:x2="4.1cm" svg:y2="1cm">
          <text:p/>
        </draw:line>
        <draw:line draw:style-name="gr9" draw:text-style-name="P3" draw:layer="layout" svg:x1="4.1cm" svg:y1="0.75cm" svg:x2="4.1cm" svg:y2="1.5cm">
          <text:p/>
        </draw:line>
        <draw:g>
          <svg:title>TexMaths</svg:title>
          <svg:desc>14§display§\lambda_2§svg§600§TRUE§</svg:desc>
          <draw:polygon draw:style-name="gr6" draw:text-style-name="P4" draw:layer="layout" svg:width="0.482cm" svg:height="0.415cm" svg:x="4.234cm" svg:y="0.915cm" svg:viewBox="0 0 483 416" draw:points="241,416 0,416 0,0 483,0 483,416">
            <text:p/>
          </draw:polygon>
          <draw:path draw:style-name="gr7" draw:text-style-name="P5" draw:layer="layout" svg:width="0.243cm" svg:height="0.349cm" svg:x="4.26cm" svg:y="0.914cm" svg:viewBox="0 0 244 350" svg:d="M150 198c20 52 44 128 53 139 8 12 12 12 26 12h11c4-2 4-4 4-6 0-1 0-2-2-4-4-6-8-13-11-23l-101-281c-10-28-37-35-61-35-2 0-8 0-8 6 0 3 4 4 4 4 17 3 20 7 32 40l49 134-137 135c-6 6-9 9-9 16 0 8 7 15 15 15 7 0 12-6 16-11z">
            <text:p/>
          </draw:path>
          <draw:path draw:style-name="gr7" draw:text-style-name="P5" draw:layer="layout" svg:width="0.153cm" svg:height="0.229cm" svg:x="4.542cm" svg:y="1.101cm" svg:viewBox="0 0 154 230" svg:d="M154 167h-13c-1 8-4 28-9 31-2 3-29 3-33 3h-64c36-33 48-42 69-59 26-20 50-41 50-75 0-41-37-67-82-67-43 0-72 30-72 62 0 18 15 20 18 20 9 0 19-7 19-19 0-6-2-18-20-18 10-25 33-33 50-33 35 0 53 27 53 55 0 31-21 54-33 68l-84 81c-3 4-3 5-3 14h143z">
            <text:p/>
          </draw:path>
        </draw:g>
        <draw:frame draw:style-name="gr11" draw:text-style-name="P6" draw:layer="layout" svg:width="2.2cm" svg:height="0.717cm" svg:x="4.1cm" svg:y="2.35cm">
          <draw:text-box>
            <text:p><text:span text:style-name="T1">Mezzo 2</text:span></text:p>
          </draw:text-box>
        </draw:frame>
        <draw:frame draw:style-name="gr11" draw:text-style-name="P6" draw:layer="layout" svg:width="2.2cm" svg:height="0.717cm" svg:x="4.1cm" svg:y="2.95cm">
          <draw:text-box>
            <text:p><text:span text:style-name="T1">Mezzo 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erif" svg:font-family="FreeSerif" style:font-family-generic="system" style:font-pitch="variable"/>
  </office:font-face-decls>
  <office:styles>
    <draw:marker draw:name="Arrow" svg:viewBox="0 0 20 30" svg:d="M10 0l-10 30h20z"/>
    <draw:stroke-dash draw:name="Fine_20_Dashed_20_2" draw:display-name="Fine Dashed 2" draw:style="rect" draw:dots1="1" draw:dots1-length="0.3cm" draw:distance="0.3cm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erif" style:font-family-complex="FreeSerif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3T09:43:00.540707555</meta:creation-date>
    <dc:date>2017-06-13T10:10:52.697449410</dc:date>
    <meta:editing-duration>PT20M10S</meta:editing-duration>
    <meta:editing-cycles>3</meta:editing-cycles>
    <meta:generator>LibreOffice/5.3.3.2$Linux_X86_64 LibreOffice_project/30m0$Build-2</meta:generator>
    <meta:document-statistic meta:object-count="42"/>
  </office:meta>
</office:document-meta>
</file>